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19cm" svg:height="1.741cm" svg:x="7.7cm" svg:y="3.9cm">
          <text:p text:style-name="P1"><text:span text:style-name="T1">Managing Members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1" draw:id="id1" draw:layer="layout" svg:width="3.884cm" svg:height="0.962cm" svg:x="8.3cm" svg:y="2.038cm">
          <draw:text-box>
            <text:p>See Page X</text:p>
          </draw:text-box>
        </draw:frame>
        <draw:connector draw:style-name="gr3" draw:text-style-name="P1" draw:layer="layout" draw:type="line" svg:x1="10.242cm" svg:y1="3cm" svg:x2="10.295cm" svg:y2="3.9cm" draw:start-shape="id1" draw:start-glue-point="2" draw:end-shape="id2" draw:end-glue-point="5" svg:d="M10242 3000l53 900" svg:viewBox="0 0 54 901">
          <text:p/>
        </draw:connector>
        <draw:connector draw:style-name="gr3" draw:text-style-name="P1" draw:layer="layout" draw:type="line" svg:x1="10.295cm" svg:y1="5.641cm" svg:x2="10.27cm" svg:y2="6.438cm" draw:start-shape="id2" draw:start-glue-point="8" draw:end-shape="id3" draw:end-glue-point="4" svg:d="M10295 5641l-25 797" svg:viewBox="0 0 26 798">
          <text:p/>
        </draw:connector>
        <draw:custom-shape draw:style-name="gr4" draw:text-style-name="P2" xml:id="id3" draw:id="id3" draw:layer="layout" svg:width="4.54cm" svg:height="1.8cm" svg:x="8cm" svg:y="6.438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5.19cm" svg:height="1.741cm" svg:x="1.5cm" svg:y="8.997cm">
          <text:p text:style-name="P1"><text:span text:style-name="T1">Add New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5.19cm" svg:height="1.741cm" svg:x="13.81cm" svg:y="8.997cm">
          <text:p text:style-name="P1"><text:span text:style-name="T1">Delete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6" draw:id="id6" draw:layer="layout" svg:width="3.884cm" svg:height="0.962cm" svg:x="2.1cm" svg:y="11.938cm">
          <draw:text-box>
            <text:p>See Page X</text:p>
          </draw:text-box>
        </draw:frame>
        <draw:frame draw:style-name="gr2" xml:id="id7" draw:id="id7" draw:layer="layout" svg:width="3.884cm" svg:height="0.962cm" svg:x="14.416cm" svg:y="11.938cm">
          <draw:text-box>
            <text:p>See Page X</text:p>
          </draw:text-box>
        </draw:frame>
        <draw:connector draw:style-name="gr3" draw:text-style-name="P1" draw:layer="layout" draw:type="lines" svg:x1="12.54cm" svg:y1="7.338cm" svg:x2="16.405cm" svg:y2="8.997cm" draw:start-shape="id3" draw:start-glue-point="7" draw:end-shape="id4" draw:end-glue-point="5" svg:d="M12540 7338h502l3363 1157v502" svg:viewBox="0 0 3866 1660">
          <text:p/>
        </draw:connector>
        <draw:connector draw:style-name="gr3" draw:text-style-name="P1" draw:layer="layout" draw:type="lines" svg:x1="8cm" svg:y1="7.338cm" svg:x2="4.095cm" svg:y2="8.997cm" draw:start-shape="id3" draw:start-glue-point="5" draw:end-shape="id5" draw:end-glue-point="5" svg:d="M8000 7338h-501l-3404 1157v502" svg:viewBox="0 0 3906 1660">
          <text:p/>
        </draw:connector>
        <draw:connector draw:style-name="gr3" draw:text-style-name="P1" draw:layer="layout" draw:type="line" svg:x1="4.095cm" svg:y1="10.738cm" svg:x2="4.042cm" svg:y2="11.938cm" draw:start-shape="id5" draw:start-glue-point="8" draw:end-shape="id6" draw:end-glue-point="0" svg:d="M4095 10738l-53 1200" svg:viewBox="0 0 54 1201">
          <text:p/>
        </draw:connector>
        <draw:connector draw:style-name="gr3" draw:text-style-name="P1" draw:layer="layout" draw:type="line" svg:x1="16.405cm" svg:y1="10.738cm" svg:x2="16.358cm" svg:y2="11.938cm" draw:start-shape="id4" draw:start-glue-point="8" draw:end-shape="id7" draw:end-glue-point="0" svg:d="M16405 10738l-47 1200" svg:viewBox="0 0 48 1201">
          <text:p/>
        </draw:connector>
        <draw:custom-shape draw:style-name="gr1" draw:text-style-name="P2" xml:id="id8" draw:id="id8" draw:layer="layout" svg:width="5.19cm" svg:height="1.741cm" svg:x="7.6cm" svg:y="9cm">
          <text:p text:style-name="P1"><text:span text:style-name="T1">Edit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9" draw:id="id9" draw:layer="layout" svg:width="3.884cm" svg:height="0.962cm" svg:x="8.2cm" svg:y="11.941cm">
          <draw:text-box>
            <text:p>See Page X</text:p>
          </draw:text-box>
        </draw:frame>
        <draw:connector draw:style-name="gr3" draw:text-style-name="P1" draw:layer="layout" draw:type="line" svg:x1="10.195cm" svg:y1="10.741cm" svg:x2="10.142cm" svg:y2="11.941cm" draw:start-shape="id8" draw:start-glue-point="8" draw:end-shape="id9" draw:end-glue-point="0" svg:d="M10195 10741l-53 1200" svg:viewBox="0 0 54 1201">
          <text:p/>
        </draw:connector>
        <draw:connector draw:style-name="gr3" draw:text-style-name="P1" draw:layer="layout" draw:type="line" svg:x1="10.27cm" svg:y1="8.238cm" svg:x2="10.195cm" svg:y2="9cm" draw:start-shape="id3" draw:start-glue-point="6" draw:end-shape="id8" draw:end-glue-point="5" svg:d="M10270 8238l-75 762" svg:viewBox="0 0 76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2:28:04.545000000</meta:creation-date>
    <dc:date>2014-11-26T10:51:21.210000000</dc:date>
    <meta:editing-duration>PT25M6S</meta:editing-duration>
    <meta:editing-cycles>5</meta:editing-cycles>
    <meta:generator>LibreOffice/4.2.5.2$Windows_x86 LibreOffice_project/61cb170a04bb1f12e77c884eab9192be736ec5f5</meta:generator>
    <meta:document-statistic meta:object-count="17"/>
  </office:meta>
</office:document-meta>
</file>